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03148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!DOCTYPE</text:span><text:span text:style-name="T3"> 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</text:span><text:span text:style-name="T4">Hello World!</text:span><text:span text:style-name="T2">&lt;</text:span><text:span text:style-name="T1">/title</text:span><text:span text:style-name="T2">&gt;<text:line-break/>&lt;</text:span><text:span text:style-name="T1">link</text:span><text:span text:style-name="T3"> rel</text:span><text:span text:style-name="T2">="stylesheet"</text:span><text:span text:style-name="T3"> 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</text:span><text:span text:style-name="T4">Hello world!</text:span><text:span text:style-name="T2">&lt;</text:span><text:span text:style-name="T1">/h1</text:span><text:span text:style-name="T2">&gt;<text:line-break/>&lt;</text:span><text:span text:style-name="T1">p</text:span><text:span text:style-name="T2">&gt;</text:span><text:span text:style-name="T4">This is the first file in my new Git Repo.</text:span><text:span text:style-name="T2">&lt;</text:span><text:span text:style-name="T1">/p</text:span><text:span text:style-name="T2">&gt;<text:line-break/>&lt;</text:span><text:span text:style-name="T1">p</text:span><text:span text:style-name="T2">&gt;</text:span><text:span text:style-name="T4">A new line in our file!</text:span><text:span text:style-name="T2">&lt;</text:span><text:span text:style-name="T1">/p</text:span><text:span text:style-name="T2">&gt;</text:span></text:p>
      <text:p text:style-name="P1"><text:span text:style-name="T2">&lt;</text:span><text:span text:style-name="T1">div</text:span><text:span text:style-name="T2">&gt;&lt;</text:span><text:span text:style-name="T1">img</text:span><text:span text:style-name="T3"> src</text:span><text:span text:style-name="T2">="img_hello_git.jpg"</text:span><text:span text:style-name="T3"> alt</text:span><text:span text:style-name="T2">="Hello Git"</text:span><text:span text:style-name="T3"> style</text:span><text:span text:style-name="T2">="width:100%;max-width:640px"&gt;&lt;</text:span><text:span text:style-name="T1">/div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6T17:19:10.884086311</dc:date>
    <meta:editing-duration>PT3M36S</meta:editing-duration>
    <meta:editing-cycles>4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" meta:word-count="36" meta:character-count="329" meta:non-whitespace-character-count="293"/>
  </office:meta>
</office:document-meta>
</file>